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4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4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text-underline-style="none" fo:font-weight="bold" style:font-weight-asian="bold" style:font-weight-complex="bold"/>
    </style:style>
    <style:style style:name="P15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16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4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4"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ATURES</text:p>
      <text:p text:style-name="P5"/>
      <text:p text:style-name="P3">WOOD ELF (189)</text:p>
      <text:p text:style-name="Standard"/>
      <text:list xml:id="list7139515948409921102" text:style-name="L1">
        <text:list-item>
          <text:p text:style-name="P7">Darkvision<text:span text:style-name="T5"> Range 60 ft.</text:span></text:p>
        </text:list-item>
        <text:list-item>
          <text:p text:style-name="P7">Fey Ancestry (190)<text:span text:style-name="T5">: Advantage against Charmed</text:span></text:p>
        </text:list-item>
        <text:list-item>
          <text:p text:style-name="P7">Keen Senses (190)<text:span text:style-name="T5">: Proficiency in Perception</text:span></text:p>
        </text:list-item>
        <text:list-item>
          <text:p text:style-name="P7">Trance<text:span text:style-name="T5"> </text:span>(190)</text:p>
          <text:list>
            <text:list-item>
              <text:p text:style-name="P8">Long Rest = 4hrs. If in trance-like meditation (retain consciousness)</text:p>
            </text:list-item>
            <text:list-item>
              <text:p text:style-name="P8">Don't need sleep</text:p>
            </text:list-item>
            <text:list-item>
              <text:p text:style-name="P8">Magic can't put you to sleep</text:p>
            </text:list-item>
          </text:list>
        </text:list-item>
        <text:list-item>
          <text:p text:style-name="P7">Elven Lineage: Wood Elf (190)</text:p>
          <text:list>
            <text:list-item>
              <text:p text:style-name="P8">Speed increases to 35ft.</text:p>
            </text:list-item>
            <text:list-item>
              <text:p text:style-name="P8">Spells (Wisdom): <text:span text:style-name="T4">Druidcraft, Longstrider (L3), Pass Without a Trace (L5) </text:span></text:p>
              <text:list>
                <text:list-item>
                  <text:p text:style-name="P8"><text:span text:style-name="T2">A.Pr, 0S/LR</text:span></text:p>
                </text:list-item>
              </text:list>
            </text:list-item>
          </text:list>
        </text:list-item>
      </text:list>
      <text:p text:style-name="Standard"/>
      <text:p text:style-name="P3">GUIDE (181)</text:p>
      <text:p text:style-name="Standard"/>
      <text:list xml:id="list4294694357412422492" text:style-name="L2">
        <text:list-item>
          <text:p text:style-name="P12">Magic Initiate<text:span text:style-name="T5"> </text:span>(201)</text:p>
          <text:list>
            <text:list-item>
              <text:p text:style-name="P13"><text:span text:style-name="T2">+2 Druid Cantrips:</text:span><text:span text:style-name="T4"> Thunderclap, Produce Flame</text:span></text:p>
            </text:list-item>
            <text:list-item>
              <text:p text:style-name="P13"><text:span text:style-name="T2">+1 Level 1 Druid Spell (Wisdom): </text:span><text:span text:style-name="T4">Cure Wounds </text:span></text:p>
              <text:list>
                <text:list-item>
                  <text:p text:style-name="P13"><text:span text:style-name="T2">A.Pr., 0S/LR</text:span></text:p>
                </text:list-item>
              </text:list>
            </text:list-item>
            <text:list-item>
              <text:p text:style-name="P13">Whenever you gain a level, you can replace the spell chosen for this feat with another from the same list</text:p>
            </text:list-item>
            <text:list-item>
              <text:p text:style-name="P13">You can take this feat more than once, but most choose a different spell list each time</text:p>
            </text:list-item>
          </text:list>
        </text:list-item>
      </text:list>
      <text:p text:style-name="P2"/>
      <text:p text:style-name="P3">DRUID (79)</text:p>
      <text:p text:style-name="Standard"/>
      <text:p text:style-name="P1">Level 1 (79)</text:p>
      <text:p text:style-name="P1"/>
      <text:list xml:id="list7044275281399653" text:style-name="L3">
        <text:list-item>
          <text:p text:style-name="P14">Spellcasting<text:span text:style-name="T5"> </text:span>(79)</text:p>
          <text:list>
            <text:list-item>
              <text:p text:style-name="P18">+2 Druid Cantrips:<text:span text:style-name="T8"> Resistance, Thunderclap</text:span></text:p>
            </text:list-item>
            <text:list-item>
              <text:p text:style-name="P14">Ability<text:span text:style-name="T5">: Wisdom</text:span></text:p>
            </text:list-item>
            <text:list-item>
              <text:p text:style-name="P14">Focus<text:span text:style-name="T5">: Druidic Focus</text:span></text:p>
            </text:list-item>
            <text:list-item>
              <text:p text:style-name="P14">Spell Slots<text:span text:style-name="T5">: Increase w/Level, replenish after Long Rest</text:span></text:p>
            </text:list-item>
            <text:list-item>
              <text:p text:style-name="P14">Changing Spells: <text:span text:style-name="T5">After a long rest, change spells for any on Druid list</text:span></text:p>
            </text:list-item>
          </text:list>
        </text:list-item>
        <text:list-item>
          <text:p text:style-name="P14">Druidic<text:span text:style-name="T5"> </text:span>(80)</text:p>
          <text:list>
            <text:list-item>
              <text:p text:style-name="P18">You know Druidic</text:p>
            </text:list-item>
            <text:list-item>
              <text:p text:style-name="P9"><text:span text:style-name="T4">Speak With Animals</text:span><text:span text:style-name="T2"> </text:span></text:p>
              <text:list>
                <text:list-item>
                  <text:p text:style-name="P9"><text:span text:style-name="T2">A. Pr.</text:span></text:p>
                </text:list-item>
              </text:list>
            </text:list-item>
            <text:list-item>
              <text:p text:style-name="P21">Leave hidden messages</text:p>
              <text:list>
                <text:list-item>
                  <text:p text:style-name="P21">You and others who know Druidic automatically see them</text:p>
                </text:list-item>
                <text:list-item>
                  <text:p text:style-name="P21">Others require DC15 Intelligence to spot, but require magic to read</text:p>
                </text:list-item>
              </text:list>
            </text:list-item>
          </text:list>
        </text:list-item>
        <text:list-item>
          <text:p text:style-name="P23">Primal Order (80)</text:p>
          <text:list>
            <text:list-item>
              <text:p text:style-name="P23">Magician</text:p>
              <text:list>
                <text:list-item>
                  <text:p text:style-name="P23"><text:soft-page-break/><text:span text:style-name="T5">+1 Druid Cantrip: </text:span>Produce Flame</text:p>
                </text:list-item>
                <text:list-item>
                  <text:p text:style-name="P21">Add Wisdom Modifier to Nature checks</text:p>
                </text:list-item>
              </text:list>
            </text:list-item>
          </text:list>
        </text:list-item>
      </text:list>
      <text:p text:style-name="Standard"/>
      <text:p text:style-name="P1">Level 2 (80)</text:p>
      <text:p text:style-name="P1"/>
      <text:list xml:id="list2262263639988378924" text:style-name="L4">
        <text:list-item>
          <text:p text:style-name="P15">Wild Shape<text:span text:style-name="T5"> (</text:span>80-81)</text:p>
          <text:list>
            <text:list-item>
              <text:p text:style-name="P15">Beast Forms<text:span text:style-name="T5">: Riding Horse, Spider, Dire Wolf, Octopus</text:span></text:p>
              <text:list>
                <text:list-item>
                  <text:list>
                    <text:list-item>
                      <text:p text:style-name="P19">Can replace one after a Long Rest</text:p>
                    </text:list-item>
                  </text:list>
                </text:list-item>
              </text:list>
            </text:list-item>
            <text:list-item>
              <text:p text:style-name="P15">Bonus Action:<text:span text:style-name="T5"> Shape-Shift into a Beast form</text:span></text:p>
              <text:list>
                <text:list-header>
                  <text:p text:style-name="P15"><text:span text:style-name="T1">Duration</text:span><text:span text:style-name="T3">: Hours = Half Druid Level || Use Wild Shape again || </text:span><text:span text:style-name="T2">Bonus Action</text:span><text:span text:style-name="T3">: leave form || Incapacitated or dead</text:span></text:p>
                </text:list-header>
              </text:list>
            </text:list-item>
            <text:list-item>
              <text:p text:style-name="P11"><text:span text:style-name="T5">Uses</text:span><text:span text:style-name="T3"> = 2 (increases with level)</text:span></text:p>
              <text:list>
                <text:list-item>
                  <text:p text:style-name="P22">Regain 1/All per Short/Long rest</text:p>
                </text:list-item>
              </text:list>
            </text:list-item>
            <text:list-item>
              <text:p text:style-name="P24">Rules</text:p>
              <text:list>
                <text:list-item>
                  <text:p text:style-name="P22">Retain personality, memory, and ability to speak</text:p>
                </text:list-item>
                <text:list-item>
                  <text:p text:style-name="P11"><text:span text:style-name="T2">Temp HP</text:span><text:span text:style-name="T3">: Gain equal to 3 x Druid Level (Circle of the Moon, Circle Forms)</text:span></text:p>
                </text:list-item>
                <text:list-item>
                  <text:p text:style-name="P11"><text:span text:style-name="T2">Spellcasting</text:span><text:span text:style-name="T3">: Can't cast unless Circle Spell, but concentration and existing spells remain</text:span></text:p>
                </text:list-item>
                <text:list-item>
                  <text:p text:style-name="P24">Game Stats</text:p>
                  <text:list>
                    <text:list-item>
                      <text:p text:style-name="P22">Gain</text:p>
                      <text:list>
                        <text:list-item>
                          <text:p text:style-name="P22">Stat block</text:p>
                        </text:list-item>
                        <text:list-item>
                          <text:p text:style-name="P22">Proficiencies</text:p>
                        </text:list-item>
                        <text:list-item>
                          <text:p text:style-name="P22">Skill/Saving Modifiers that are higher than yours</text:p>
                        </text:list-item>
                      </text:list>
                    </text:list-item>
                    <text:list-item>
                      <text:p text:style-name="P22">Keep</text:p>
                      <text:list>
                        <text:list-item>
                          <text:p text:style-name="P22">Creature type</text:p>
                        </text:list-item>
                        <text:list-item>
                          <text:p text:style-name="P22">HP and Dice</text:p>
                        </text:list-item>
                        <text:list-item>
                          <text:p text:style-name="P22">Int. Wis. Cha. Scores</text:p>
                        </text:list-item>
                        <text:list-item>
                          <text:p text:style-name="P22">Class features, languages, feats</text:p>
                        </text:list-item>
                        <text:list-item>
                          <text:p text:style-name="P22">Proficiencies: Skill, Saving Throw, Proficiency Bonus</text:p>
                        </text:list-item>
                      </text:list>
                    </text:list-item>
                  </text:list>
                </text:list-item>
                <text:list-item>
                  <text:p text:style-name="P24">Objects</text:p>
                  <text:list>
                    <text:list-item>
                      <text:p text:style-name="P22">Interaction determined by form's limbs</text:p>
                    </text:list-item>
                    <text:list-item>
                      <text:p text:style-name="P22">Equipment falls, merges, or is worn</text:p>
                      <text:list>
                        <text:list-item>
                          <text:p text:style-name="P22">Doesn't changes shape, so merges or falls if can't be worn by new form</text:p>
                        </text:list-item>
                        <text:list-item>
                          <text:p text:style-name="P22">If worn, functions as normal</text:p>
                        </text:list-item>
                        <text:list-item>
                          <text:p text:style-name="P22">If merged, has no eff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2">Wild Companion</text:span><text:span text:style-name="T3"> </text:span><text:span text:style-name="T2">(81)</text:span></text:p>
          <text:list>
            <text:list-item>
              <text:p text:style-name="P10"><text:span text:style-name="T4">Magic Action:</text:span><text:span text:style-name="T2"> Expend spell slot or use of Wild Shape to cast </text:span><text:span text:style-name="T4">Find Familia</text:span><text:span text:style-name="T2">r without Material components</text:span></text:p>
              <text:list>
                <text:list-item>
                  <text:p text:style-name="P22">familiar disappears after a Long Rest</text:p>
                </text:list-item>
              </text:list>
            </text:list-item>
          </text:list>
          <text:p text:style-name="P25"/>
        </text:list-item>
      </text:list>
      <text:p text:style-name="P4">Level 3 (81)</text:p>
      <text:p text:style-name="P6"/>
      <text:list xml:id="list4349531531836218547" text:style-name="L5">
        <text:list-item>
          <text:p text:style-name="P26"><text:span text:style-name="T6">Circle of the Moon</text:span><text:span text:style-name="T7"> </text:span><text:span text:style-name="T6">(86)</text:span></text:p>
          <text:list>
            <text:list-item>
              <text:p text:style-name="P16">Circle Forms</text:p>
              <text:list>
                <text:list-item>
                  <text:p text:style-name="P16">CR:<text:span text:style-name="T5"> Max CR for Forms = Druid Level / 3</text:span></text:p>
                </text:list-item>
                <text:list-item>
                  <text:p text:style-name="P16">AC<text:span text:style-name="T5">: 13 + Wis. while in Form (only if higher than Beast's)</text:span></text:p>
                </text:list-item>
                <text:list-item>
                  <text:p text:style-name="P16">Temp HP<text:span text:style-name="T5">: += 3 x Druid Level</text:span></text:p>
                </text:list-item>
              </text:list>
            </text:list-item>
            <text:list-item>
              <text:p text:style-name="P20"><text:soft-page-break/>Spells (can cast in Wild Shape)</text:p>
              <text:list>
                <text:list-item>
                  <text:p text:style-name="P20">A. Pr.</text:p>
                </text:list-item>
                <text:list-item>
                  <text:p text:style-name="P20">Level 3: <text:span text:style-name="T8">Cure Wounds, Moonbeam, Starry Wisp</text:span></text:p>
                </text:list-item>
                <text:list-item>
                  <text:p text:style-name="P20">Level 5: Conjure Animals</text:p>
                </text:list-item>
                <text:list-item>
                  <text:p text:style-name="P20">Level 7: Fount of Moonlight</text:p>
                </text:list-item>
                <text:list-item>
                  <text:p text:style-name="P20">Level 9: Mass Cure Wounds</text:p>
                  <text:p text:style-name="P16"/>
                </text:list-item>
              </text:list>
            </text:list-item>
          </text:list>
        </text:list-item>
      </text:list>
      <text:p text:style-name="P6"/>
      <text:p text:style-name="P4">Level 4 (81)</text:p>
      <text:p text:style-name="P6"/>
      <text:list xml:id="list31665513" text:continue-numbering="true" text:style-name="L5">
        <text:list-item>
          <text:p text:style-name="P16">Ability Score Improvement: Wisdom +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8-02T11:40:23.08</dc:date>
    <dc:creator>Paul Paroczai</dc:creator>
    <meta:editing-duration>PT6H51M35S</meta:editing-duration>
    <meta:editing-cycles>43</meta:editing-cycles>
    <meta:document-statistic meta:table-count="0" meta:image-count="0" meta:object-count="0" meta:page-count="3" meta:paragraph-count="85" meta:word-count="548" meta:character-count="2830"/>
  </office:meta>
</office:document-meta>
</file>